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8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8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8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89"/>
    </style:style>
    <style:style style:name="ce205" style:family="table-cell" style:parent-style-name="Default" style:data-style-name="N0">
      <style:table-cell-properties style:vertical-align="automatic" fo:wrap-option="wrap"/>
      <style:map style:condition="of:cell-content()=&quot;AC&quot;" style:apply-style-name="cf8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8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89"/>
    </style:style>
    <style:style style:name="ce208" style:family="table-cell">
      <style:map style:condition="of:cell-content()=&quot;AC&quot;" style:apply-style-name="cf8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10" style:family="table-cell" style:parent-style-name="Default" style:data-style-name="N0">
      <style:table-cell-properties style:vertical-align="automatic" fo:wrap-option="wrap"/>
      <style:map style:condition="of:cell-content()=&quot;No&quot;" style:apply-style-name="cf9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8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89"/>
    </style:style>
    <style:style style:name="ce213" style:family="table-cell" style:parent-style-name="Default" style:data-style-name="N0">
      <style:table-cell-properties style:vertical-align="automatic" fo:wrap-option="wrap"/>
      <style:map style:condition="of:cell-content()=&quot;AC&quot;" style:apply-style-name="cf8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9"/>
    </style:style>
    <style:style style:name="ce215" style:family="table-cell">
      <style:map style:condition="of:cell-content()=&quot;AC&quot;" style:apply-style-name="cf8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17" style:family="table-cell" style:parent-style-name="Default" style:data-style-name="N0">
      <style:table-cell-properties style:vertical-align="automatic" fo:wrap-option="wrap"/>
      <style:map style:condition="of:cell-content()=&quot;No&quot;" style:apply-style-name="cf9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89"/>
    </style:style>
    <style:style style:name="ce219" style:family="table-cell" style:parent-style-name="Default" style:data-style-name="N0">
      <style:table-cell-properties style:vertical-align="automatic" fo:wrap-option="wrap"/>
      <style:map style:condition="of:cell-content()=&quot;AC&quot;" style:apply-style-name="cf8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9"/>
    </style:style>
    <style:style style:name="ce221" style:family="table-cell">
      <style:map style:condition="of:cell-content()=&quot;AC&quot;" style:apply-style-name="cf8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23" style:family="table-cell" style:parent-style-name="Default" style:data-style-name="N0">
      <style:table-cell-properties style:vertical-align="automatic" fo:wrap-option="wrap"/>
      <style:map style:condition="of:cell-content()=&quot;No&quot;" style:apply-style-name="cf9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89"/>
    </style:style>
    <style:style style:name="ce225" style:family="table-cell" style:parent-style-name="Default" style:data-style-name="N0">
      <style:table-cell-properties style:vertical-align="automatic" fo:wrap-option="wrap"/>
      <style:map style:condition="of:cell-content()=&quot;AC&quot;" style:apply-style-name="cf8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28" style:family="table-cell" style:parent-style-name="Default" style:data-style-name="N0">
      <style:table-cell-properties style:vertical-align="automatic" fo:wrap-option="wrap"/>
      <style:map style:condition="of:cell-content()=&quot;No&quot;" style:apply-style-name="cf90"/>
    </style:style>
    <style:style style:name="ce229" style:family="table-cell" style:parent-style-name="Default" style:data-style-name="N0">
      <style:table-cell-properties style:vertical-align="automatic" fo:wrap-option="wrap"/>
      <style:map style:condition="of:cell-content()=&quot;AC&quot;" style:apply-style-name="cf89"/>
    </style:style>
    <style:style style:name="ce230" style:family="table-cell" style:parent-style-name="Default" style:data-style-name="N0">
      <style:table-cell-properties style:vertical-align="automatic" fo:wrap-option="wrap"/>
      <style:map style:condition="of:cell-content()=&quot;No&quot;" style:apply-style-name="cf9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89"/>
    </style:style>
    <style:style style:name="ce233" style:family="table-cell" style:parent-style-name="Default" style:data-style-name="N0">
      <style:table-cell-properties style:vertical-align="automatic" fo:wrap-option="wrap"/>
      <style:map style:condition="of:cell-content()=&quot;AC&quot;" style:apply-style-name="cf8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35" style:family="table-cell" style:parent-style-name="Default" style:data-style-name="N0">
      <style:table-cell-properties style:vertical-align="automatic" fo:wrap-option="wrap"/>
      <style:map style:condition="of:cell-content()=&quot;No&quot;" style:apply-style-name="cf9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8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38" style:family="table-cell" style:parent-style-name="Default" style:data-style-name="N0">
      <style:table-cell-properties style:vertical-align="automatic" fo:wrap-option="wrap"/>
      <style:map style:condition="of:cell-content()=&quot;No&quot;" style:apply-style-name="cf9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8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8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89"/>
    </style:style>
    <style:style style:name="ce242" style:family="table-cell" style:parent-style-name="Default" style:data-style-name="N0">
      <style:table-cell-properties style:vertical-align="automatic" fo:wrap-option="wrap"/>
      <style:map style:condition="of:cell-content()=&quot;AC&quot;" style:apply-style-name="cf8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8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9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90"/>
    </style:style>
    <style:style style:name="ce246" style:family="table-cell" style:parent-style-name="Default" style:data-style-name="N0">
      <style:table-cell-properties style:vertical-align="automatic" fo:wrap-option="wrap"/>
      <style:map style:condition="of:cell-content()=&quot;No&quot;" style:apply-style-name="cf9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9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9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9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9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0" table:formula="of:=SUM([.E114:.H114])" table:style-name="ce55">
            <text:p>0</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0" table:formula="of:=SUM([.E115:.H115])" table:style-name="ce55">
            <text:p>0</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0" table:formula="of:=SUM([.E116:.H116])" table:style-name="ce82">
            <text:p>0</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0" table:formula="of:=SUM([.E118:.H118])"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89" style:family="table-cell">
      <style:table-cell-properties fo:background-color="#FFFF00"/>
      <style:text-properties fo:color="#000000" style:font-family-generic="swiss"/>
    </style:style>
    <style:style style:name="cf9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Mohamed Amr</dc:creator>
    <dc:date>2022-03-29T22:52:14Z</dc:date>
  </office:meta>
</office:document-meta>
</file>